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 manifest:version="1.2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themes.xml" manifest:media-type="text/xml"/>
</manifest:manifest>
</file>

<file path=content.xml><?xml version="1.0" encoding="utf-8"?>
<office:document-content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co:time-zone="10800" office:version="1.2">
  <office:font-face-decls>
    <style:font-face style:name="Fira Sans" svg:font-family="Fira Sans"/>
  </office:font-face-decls>
  <office:automatic-styles>
    <style:style co:numbering-list-id="list_19" style:family="paragraph" style:list-level="1" style:list-style-name="numList_2" style:name="P21"/>
    <style:style co:numbering-list-id="list_18" style:family="paragraph" style:list-level="1" style:list-style-name="numList_2" style:name="P20"/>
    <style:style co:numbering-list-id="list_17" style:family="paragraph" style:list-level="1" style:list-style-name="numList_2" style:name="P19"/>
    <style:style co:numbering-list-id="list_15" style:family="paragraph" style:list-level="1" style:list-style-name="numList_2" style:name="P17"/>
    <style:style co:numbering-list-id="list_12" style:family="paragraph" style:list-level="1" style:list-style-name="numList_2" style:name="P14"/>
    <style:style co:numbering-list-id="list_16" style:family="paragraph" style:list-level="1" style:list-style-name="numList_2" style:name="P18"/>
    <style:style co:numbering-list-id="list_11" style:family="paragraph" style:list-level="1" style:list-style-name="numList_1" style:name="P13"/>
    <style:style co:numbering-list-id="list_10" style:family="paragraph" style:list-level="1" style:list-style-name="numList_2" style:name="P12"/>
    <style:style co:numbering-list-id="list_9" style:family="paragraph" style:list-level="1" style:list-style-name="numList_1" style:name="P11"/>
    <style:style co:numbering-list-id="list_13" style:family="paragraph" style:list-level="1" style:list-style-name="numList_1" style:name="P15"/>
    <style:style co:numbering-list-id="list_7" style:family="paragraph" style:list-level="1" style:list-style-name="numList_1" style:name="P9"/>
    <style:style co:numbering-list-id="list_5" style:family="paragraph" style:list-level="1" style:list-style-name="numList_1" style:name="P7"/>
    <style:style co:numbering-list-id="list_4" style:family="paragraph" style:list-level="1" style:list-style-name="numList_2" style:name="P6"/>
    <style:style co:numbering-list-id="list_2" style:family="paragraph" style:list-level="1" style:list-style-name="numList_2" style:name="P4"/>
    <style:style co:numbering-list-id="list_3" style:family="paragraph" style:list-level="1" style:list-style-name="numList_1" style:name="P5"/>
    <style:style co:numbering-list-id="list_1" style:family="paragraph" style:list-level="1" style:list-style-name="numList_1" style:name="P3"/>
    <style:style co:numbering-list-id="list_6" style:family="paragraph" style:list-level="1" style:list-style-name="numList_2" style:name="P8"/>
    <style:style co:numbering-list-id="list_8" style:family="paragraph" style:list-level="1" style:list-style-name="numList_2" style:name="P10"/>
    <style:style style:family="paragraph" style:name="P2">
      <style:paragraph-properties fo:margin-bottom="0pt" fo:margin-left="0pt" fo:margin-right="0pt" fo:margin-top="0pt" fo:text-align="start" fo:text-indent="0pt"/>
    </style:style>
    <style:style co:numbering-list-id="list_14" style:family="paragraph" style:list-level="1" style:list-style-name="numList_2" style:name="P16"/>
    <style:style style:family="paragraph" style:master-page-name="Standard" style:name="P1">
      <style:paragraph-properties fo:margin-bottom="0pt" fo:margin-left="0pt" fo:margin-right="0pt" fo:margin-top="0pt" fo:text-align="start" fo:text-indent="0pt"/>
    </style:style>
    <style:style style:family="text" style:name="T2">
      <style:text-properties fo:font-size="14pt" style:font-size-asian="14pt" style:font-size-complex="14pt"/>
    </style:style>
    <style:style style:family="text" style:name="T1">
      <style:text-properties fo:color="#494949" fo:font-family="Fira Sans" fo:font-size="13.5pt" fo:font-style="normal" fo:font-weight="normal" fo:letter-spacing="0pt" fo:text-transform="none" style:font-name="Fira Sans" style:font-size-asian="13.5pt" style:font-size-complex="13.5pt" style:font-style-asian="normal" style:font-style-complex="normal" style:font-weight-asian="normal" style:font-weight-complex="normal">
        <co:theme-color>
          <value>
            <rgba>494949FF</rgba>
          </value>
        </co:theme-color>
      </style:text-properties>
    </style:style>
  </office:automatic-styles>
  <office:body>
    <office:text>
      <text:tracked-changes text:track-changes="false"/>
      <text:p co:para-mark-style-name="T1" text:style-name="P1"><text:span text:style-name="T1">раткая идея Ты — Лампочка (Лампа) — разумный источник света с ниткой накала. Просыпаешься в подземельях под заброшенной лабораторией. Твой снаряд — сгустки света; при стрельбе нитка нагревается и требует времени/охлаждения. По пути ты встречаешь ожившие радиодетали, находишь фрагменты воспоминаний лаборатории и делаешь моральные выборы, определяющие концовки. В игре 30 боссов, диалоги Лампочки растут по объёму по мере раскрытия сюжета.</text:span></text:p>
      <text:p co:para-mark-style-name="T1" text:style-name="P2"><text:span text:style-name="T1">Структура игры — акты и локации Акт I — Подземная Тьма (введение)</text:span></text:p>
      <text:list text:style-name="numList_1" xml:id="list_1">
        <text:list-item>
          <text:p text:style-name="P3"><text:span text:style-name="T1">Входные коммуникации (коридоры, канализация)</text:span></text:p>
        </text:list-item>
      </text:list>
      <text:list text:style-name="numList_2" xml:id="list_2">
        <text:list-item>
          <text:p text:style-name="P4"><text:span text:style-name="T1">Атмосфера: тесно, сырость, эхо капель, тусклый свет.</text:span></text:p>
        </text:list-item>
        <text:list-item>
          <text:p text:style-name="P4"><text:span text:style-name="T1">Цели: обучение базовым механикам (катиться, прыгать, стрелять, ждать остывания), найти карту/ориентир для старой лаборатории.</text:span></text:p>
        </text:list-item>
        <text:list-item>
          <text:p text:style-name="P4"><text:span text:style-name="T1">Особенности: ограниченный свет — некоторые проходы видны только кратковременным вспышками, первые «сгустки» слабые.</text:span></text:p>
        </text:list-item>
        <text:list-item>
          <text:p text:style-name="P4"><text:span text:style-name="T1">Враги (мелкие):</text:span></text:p>
        </text:list-item>
        <text:list-item>
          <text:p text:style-name="P4"><text:span text:style-name="T1">Блуждающий Конденсатор — катится, оставляет искровой шлейф (замедляет).</text:span></text:p>
        </text:list-item>
        <text:list-item>
          <text:p text:style-name="P4"><text:span text:style-name="T1">Статичная Искра — парящая мелочь, наносит контактный урон.</text:span></text:p>
        </text:list-item>
        <text:list-item>
          <text:p text:style-name="P4"><text:span text:style-name="T1">Проволочный Кусач — короткие выбросы дуги при приближении.</text:span></text:p>
        </text:list-item>
        <text:list-item>
          <text:p text:style-name="P4"><text:span text:style-name="T1">Мини-босс: Искажённый Трансформатор — статичный босс, уязвим в ядре после «пустотного взгляда».</text:span></text:p>
        </text:list-item>
      </text:list>
      <text:p co:para-mark-style-name="T1" text:style-name="P2"><text:span text:style-name="T1">Акт II — Старая лаборатория (радиосборочный цех)</text:span></text:p>
      <text:list text:style-name="numList_1" xml:id="list_3">
        <text:list-item>
          <text:p text:style-name="P5"><text:span text:style-name="T1">Столярно-радиомастерская и склад</text:span></text:p>
        </text:list-item>
      </text:list>
      <text:list text:style-name="numList_2" xml:id="list_4">
        <text:list-item>
          <text:p text:style-name="P6"><text:span text:style-name="T1">Атмосфера: пыльные столы, старые вакуумные лампы, обрывки журналов.</text:span></text:p>
        </text:list-item>
        <text:list-item>
          <text:p text:style-name="P6"><text:span text:style-name="T1">Геймплей: головоломки с проводами и предохранителями; сначала простые, затем цепные.</text:span></text:p>
        </text:list-item>
        <text:list-item>
          <text:p text:style-name="P6"><text:span text:style-name="T1">Враги:</text:span></text:p>
        </text:list-item>
        <text:list-item>
          <text:p text:style-name="P6"><text:span text:style-name="T1">Радиодеталь-уборщик (маленький, быстрое преследование).</text:span></text:p>
        </text:list-item>
        <text:list-item>
          <text:p text:style-name="P6"><text:span text:style-name="T1">Вакуумный Фантом — фрагмент старой лампы, появляется и исчезает.</text:span></text:p>
        </text:list-item>
      </text:list>
      <text:list text:style-name="numList_1" xml:id="list_5">
        <text:list-item>
          <text:p text:style-name="P7"><text:span text:style-name="T1">Зал Древних Реле (ключевая зона)</text:span></text:p>
        </text:list-item>
      </text:list>
      <text:list text:style-name="numList_2" xml:id="list_6">
        <text:list-item>
          <text:p text:style-name="P8"><text:span text:style-name="T1">Атмосфера: гигантские реле, щелчки, провалы в полу.</text:span></text:p>
        </text:list-item>
        <text:list-item>
          <text:p text:style-name="P8"><text:span text:style-name="T1">Геймплей: синхронные реле-пазлы, активация последовательностей.</text:span></text:p>
        </text:list-item>
        <text:list-item>
          <text:p text:style-name="P8"><text:span text:style-name="T1">Враги:</text:span></text:p>
        </text:list-item>
        <text:list-item>
          <text:p text:style-name="P8"><text:span text:style-name="T1">Древнее Реле — открывается/закрывается, щелкает, разряжает.</text:span></text:p>
        </text:list-item>
        <text:list-item>
          <text:p text:style-name="P8"><text:span text:style-name="T1">Блуждающие Контакты — прыгают между опорами.</text:span></text:p>
        </text:list-item>
        <text:list-item>
          <text:p text:style-name="P8"><text:span text:style-name="T1">Босс: МЕГА-РЕЛЕ — многомодульный босс с катушками; призывает реле, притягивает игрока магнитными импульсами.</text:span></text:p>
        </text:list-item>
      </text:list>
      <text:p co:para-mark-style-name="T1" text:style-name="P2"><text:span text:style-name="T1">Акт III — Переходная зона (старо‑новые туннели)</text:span></text:p>
      <text:list text:style-name="numList_1" xml:id="list_7">
        <text:list-item>
          <text:p text:style-name="P9"><text:span text:style-name="T1">Туннели «шов» (старое встречается с новым)</text:span></text:p>
        </text:list-item>
      </text:list>
      <text:list text:style-name="numList_2" xml:id="list_8">
        <text:list-item>
          <text:p text:style-name="P10"><text:span text:style-name="T1">Атмосфера: контраст корродированного и блестящего металла; первые гравитационные искажения.</text:span></text:p>
        </text:list-item>
        <text:list-item>
          <text:p text:style-name="P10"><text:span text:style-name="T1">Геймплей: платформы с переменным притяжением, зеркальные отражатели света.</text:span></text:p>
        </text:list-item>
        <text:list-item>
          <text:p text:style-name="P10"><text:span text:style-name="T1">Враги:</text:span></text:p>
        </text:list-item>
        <text:list-item>
          <text:p text:style-name="P10"><text:span text:style-name="T1">Гибридный Сервер — выпускает «биты» (снаряды), телепортируется через кабели.</text:span></text:p>
        </text:list-item>
        <text:list-item>
          <text:p text:style-name="P10"><text:span text:style-name="T1">Магнитный Монстр — притягивает сгустки света/проволоку.</text:span></text:p>
        </text:list-item>
        <text:list-item>
          <text:p text:style-name="P10"><text:span text:style-name="T1">Мини-боссы: гибридные охранники, комбинирующие старые реле и новые микросхемы.</text:span></text:p>
        </text:list-item>
      </text:list>
      <text:p co:para-mark-style-name="T1" text:style-name="P2"><text:span text:style-name="T1">Акт IV — Глубинный колодец и пещеры</text:span></text:p>
      <text:list text:style-name="numList_1" xml:id="list_9">
        <text:list-item>
          <text:p text:style-name="P11"><text:span text:style-name="T1">Шахта / глубокий колодец</text:span></text:p>
        </text:list-item>
      </text:list>
      <text:list text:style-name="numList_2" xml:id="list_10">
        <text:list-item>
          <text:p text:style-name="P12"><text:span text:style-name="T1">Атмосфера: вертикальная зона, падения, свисающие кабели.</text:span></text:p>
        </text:list-item>
        <text:list-item>
          <text:p text:style-name="P12"><text:span text:style-name="T1">Геймплей: управление при падении, цепляние за провода, энерго‑стабилизация.</text:span></text:p>
        </text:list-item>
        <text:list-item>
          <text:p text:style-name="P12"><text:span text:style-name="T1">Враги:</text:span></text:p>
        </text:list-item>
        <text:list-item>
          <text:p text:style-name="P12"><text:span text:style-name="T1">Парящий Осциллятор — дезориентирует звуковыми волнами.</text:span></text:p>
        </text:list-item>
        <text:list-item>
          <text:p text:style-name="P12"><text:span text:style-name="T1">Скользящий Резистор — появляется на выступах, толкает вниз.</text:span></text:p>
        </text:list-item>
        <text:list-item>
          <text:p text:style-name="P12"><text:span text:style-name="T1">Босс/преграда: Канализационный Резистор (перегрев/волны).</text:span></text:p>
        </text:list-item>
      </text:list>
      <text:p co:para-mark-style-name="T1" text:style-name="P2"><text:span text:style-name="T1">Акт V — Современная (новая) лаборатория</text:span></text:p>
      <text:list text:style-name="numList_1" xml:id="list_11">
        <text:list-item>
          <text:p text:style-name="P13"><text:span text:style-name="T1">Приёмная и коридоры новой секции</text:span></text:p>
        </text:list-item>
      </text:list>
      <text:list text:style-name="numList_2" xml:id="list_12">
        <text:list-item>
          <text:p text:style-name="P14"><text:span text:style-name="T1">Атмосфера: стерильный металл, аварийные разломы, работающие голограммы.</text:span></text:p>
        </text:list-item>
        <text:list-item>
          <text:p text:style-name="P14"><text:span text:style-name="T1">Геймплей: датчики, активируемые светом; щиты, требующие определённой частоты сгустков (цветовые фильтры).</text:span></text:p>
        </text:list-item>
        <text:list-item>
          <text:p text:style-name="P14"><text:span text:style-name="T1">Враги:</text:span></text:p>
        </text:list-item>
        <text:list-item>
          <text:p text:style-name="P14"><text:span text:style-name="T1">Микросхема-Охотник — быстрый, уклоняется от обычных сгустков.</text:span></text:p>
        </text:list-item>
        <text:list-item>
          <text:p text:style-name="P14"><text:span text:style-name="T1">Транзистор-Щит — создает энергетические барьеры.</text:span></text:p>
        </text:list-item>
      </text:list>
      <text:list text:style-name="numList_1" xml:id="list_13">
        <text:list-item>
          <text:p text:style-name="P15"><text:span text:style-name="T1">Экспериментальная камера и арена сингулярности</text:span></text:p>
        </text:list-item>
      </text:list>
      <text:list text:style-name="numList_2" xml:id="list_14">
        <text:list-item>
          <text:p text:style-name="P16"><text:span text:style-name="T1">Атмосфера: искажённое пространство вокруг чёрной дыры, пульсирующие поля, плазма.</text:span></text:p>
        </text:list-item>
        <text:list-item>
          <text:p text:style-name="P16"><text:span text:style-name="T1">Геймплей: гравитационные ловушки влияют на траекторию сгустков, отражатели, энергетические фокусы.</text:span></text:p>
        </text:list-item>
        <text:list-item>
          <text:p text:style-name="P16"><text:span text:style-name="T1">Враги:</text:span></text:p>
        </text:list-item>
        <text:list-item>
          <text:p text:style-name="P16"><text:span text:style-name="T1">Нулевой Страж — почти невосприимчив к свету, надо выводить из фазы.</text:span></text:p>
        </text:list-item>
        <text:list-item>
          <text:p text:style-name="P16"><text:span text:style-name="T1">Собиратель Памяти — поглощает фрагменты; убить — вернуть память.</text:span></text:p>
        </text:list-item>
        <text:list-item>
          <text:p text:style-name="P16"><text:span text:style-name="T1">Финал: Хранитель Сингулярности / Сердце Сингулярности — финальный босс с фазами, искажениями света, атакой на сознание Лампочки.</text:span></text:p>
        </text:list-item>
      </text:list>
      <text:p co:para-mark-style-name="T1" text:style-name="P2"><text:span text:style-name="T1">Полный список (30) боссов — сгруппировано по зонам Подземелья (6): Искажённый Трансформатор; Искровой Сторож; Проволочный Коготь; Канализационный Резистор; Кластер Батарей; Радиолампа (большая статичная лампа). Старая лаборатория (12): Реле-Страж; МЕГА-РЕЛЕ; Массив Конденсаторов; Вакуумный Идол; Токовый Гигант; Хранитель Платы; Коллектор Эфира; Сборщик Шлейфов; Параллельный Модуль; Лампа-Матриарх; Электролитный Кошмар; Хрустальный Диод. Переходная зона (6): Гибридный Сервер; Сетевой Мутант; Магнитный Монстр; Зеркальный Кортекс; Защитный Купол; Полярный Релейщик. Новая лаборатория (6): Плазменный Центрифуг; Кварковый Проектор; Парасигнальный Конструкт; Нулевой Страж; Собиратель Памяти; Хранитель Сингулярности (финал).</text:span></text:p>
      <text:p co:para-mark-style-name="T1" text:style-name="P2"><text:span text:style-name="T1">Каждый босс: 2–3 фазы. Примеры механик: уязвимости после зарядки/перезагрузки, призыв мелких врагов, искажение управления, смена гравитации, «окно» для попадания в ядро.</text:span></text:p>
      <text:p co:para-mark-style-name="T1" text:style-name="P2"><text:span text:style-name="T1">Враги — типология и поведение</text:span></text:p>
      <text:list text:style-name="numList_2" xml:id="list_15">
        <text:list-item>
          <text:p text:style-name="P17"><text:span text:style-name="T1">Моби (мелкие): быстрое, массовое давление; уязвимы к частым легким сгусткам.</text:span></text:p>
        </text:list-item>
        <text:list-item>
          <text:p text:style-name="P17"><text:span text:style-name="T1">Солдаты (средние): атакуют напрямую, имеют щиты/способности (отражение, магнит).</text:span></text:p>
        </text:list-item>
        <text:list-item>
          <text:p text:style-name="P17"><text:span text:style-name="T1">Специалисты (элитные): любят отводить свет, поглощать память, переключать окружение.</text:span></text:p>
        </text:list-item>
        <text:list-item>
          <text:p text:style-name="P17"><text:span text:style-name="T1">Пассивные/пазл-враги: чувствительны к свету — иногда свет успокаивает, а иногда привлекает.</text:span></text:p>
        </text:list-item>
      </text:list>
      <text:p co:para-mark-style-name="T1" text:style-name="P2"><text:span text:style-name="T1">Игровые механики (расширение)</text:span></text:p>
      <text:list text:style-name="numList_2" xml:id="list_16">
        <text:list-item>
          <text:p text:style-name="P18"><text:span text:style-name="T1">Нагрев нитки: шкала температуры; каждая стрельба повышает температуру; при перегреве — временная блокировка. Остывание естественное или через охлаждающие узлы (водяные клапаны, радиаторы, специальные «кубики холода»).</text:span></text:p>
        </text:list-item>
        <text:list-item>
          <text:p text:style-name="P18"><text:span text:style-name="T1">Апгрейды: усилители сгустков (скорость/урон), теплоотводы, цветовые фильтры (для прохождения щитов/головоломок), «переключатели частоты» — меняют взаимодействие с врагами.</text:span></text:p>
        </text:list-item>
        <text:list-item>
          <text:p text:style-name="P18"><text:span text:style-name="T1">Свет в окружении: освещая определённые символы, Лампа получает доступ к скрытым комнатам; свет может активировать или нейтрализовать врагов.</text:span></text:p>
        </text:list-item>
        <text:list-item>
          <text:p text:style-name="P18"><text:span text:style-name="T1">Память: собираемые фрагменты (голосовые логи, чертежи) увеличивают количество монологов Лампы и открывают реплики в диалогах.</text:span></text:p>
        </text:list-item>
      </text:list>
      <text:p co:para-mark-style-name="T1" text:style-name="P2"><text:span text:style-name="T1">Сюжет и диалоги — как влияют на концовки</text:span></text:p>
      <text:list text:style-name="numList_2" xml:id="list_17">
        <text:list-item>
          <text:p text:style-name="P19"><text:span text:style-name="T1">Центральная загадка: черная дыра — результат эксперимента «Сингулярность», попытки создать бесконечный источник энергии («Источник»). Лампочка может оказаться частью прототипа.</text:span></text:p>
        </text:list-item>
        <text:list-item>
          <text:p text:style-name="P19"><text:span text:style-name="T1">Важные выборы (например, довериться ИИ, спасать радиодетали, использовать сингулярность) напрямую меняют финал и доступ к апгрейдам/сценам.</text:span></text:p>
        </text:list-item>
        <text:list-item>
          <text:p text:style-name="P19"><text:span text:style-name="T1">Концовки (основные): 1) Самопожертвование — Лампа стабилизирует дыру, но уничтожает себя. 2) Новый Источник — Лампа управляет сингулярностью, превращает её в энергоисточник. 3) Возвышение/слияние — Лампа становится новой сущностью, мир меняется. 4) Поглощение/катастрофа — сингулярность поглощает всё (плохая концовка).</text:span></text:p>
        </text:list-item>
        <text:list-item>
          <text:p text:style-name="P19"><text:span text:style-name="T1">Промежуточные вариации зависят от собранных воспоминаний и спасённых NPC/деталей.</text:span></text:p>
        </text:list-item>
      </text:list>
      <text:p co:para-mark-style-name="T1" text:style-name="P2"><text:span text:style-name="T1">Дополнительно — интерактивы и секреты</text:span></text:p>
      <text:list text:style-name="numList_2" xml:id="list_18">
        <text:list-item>
          <text:p text:style-name="P20"><text:span text:style-name="T1">Скрытые комнаты (архивы): восстановление радиостанции даёт полные логи учёных.</text:span></text:p>
        </text:list-item>
        <text:list-item>
          <text:p text:style-name="P20"><text:span text:style-name="T1">Коллекционные лампы (материнские лампы): открывают особую концовку.</text:span></text:p>
        </text:list-item>
        <text:list-item>
          <text:p text:style-name="P20"><text:span text:style-name="T1">Экологический геймплей: использовать окружение (задавать токи, направлять разряды) чтобы заниматься тактическими убийствами или решать пазлы.</text:span></text:p>
        </text:list-item>
      </text:list>
      <text:p co:para-mark-style-name="T1" text:style-name="P2"><text:span text:style-name="T1">Рекомендации по дизайну боёв и ритма</text:span></text:p>
      <text:list text:style-name="numList_2" xml:id="list_19">
        <text:list-item>
          <text:p text:style-name="P21"><text:span text:style-name="T1">Сочетайте волны мелких врагов с периодическими мини‑боссами — чтобы прогресс ощущался.</text:span></text:p>
        </text:list-item>
        <text:list-item>
          <text:p text:style-name="P21"><text:span text:style-name="T1">Нагрев нитки задаёт темп боя: создавайте ситуации, где игрок вынужден выбирать — стрелять и перегреться или уклоняться и ждать.</text:span></text:p>
        </text:list-item>
        <text:list-item>
          <text:p text:style-name="P21"><text:span text:style-name="T1">Включайте арены с вертикальным движением и гравитацией — это хорошо раскрывает визуальную уникальность финала.</text:span></text:p>
        </text:list-item>
      </text:list>
      <text:p co:para-mark-style-name="T1" text:style-name="P2"><text:span text:style-name="T1">Завершение Этот план даёт четкую, модульную карту мира и врагов, с которой можно работать на уровне дизайна уровней, баланса врагов и написания диалогов. Если хотите — могу:</text:span></text:p>
      <text:p><text:line-break/></text:p>
      <text:p co:para-mark-style-name="T2"><text:span text:style-name="T2">О “новой эре”. Но все, что я вижу – лишь разрушение. Это… не имеет ничего общего со спасением!</text:span></text:p>
      <text:p co:para-mark-style-name="T2"/>
      <text:p co:para-mark-style-name="T2"><text:span text:style-name="T2">Раскрытие природы черной дыры: С помощью найденных записей и “воспоминаний” лаборатории (визуальных или звуковых галлюцинаций) игрок узнает, что черная дыра – не просто аномалия, а чудовищный результат неудачного эксперимента по созданию бесконечного источника энергии, вырвавшегося из-под контроля. Она поглощает материю и энергию, становясь все сильнее, угрожая уничтожить все живое.</text:span></text:p>
      <text:p co:para-mark-style-name="T2"/>
      <text:p co:para-mark-style-name="T2"><text:span text:style-name="T2">Лампочка как “источник” или “ключ”: Возможен вариант, что Лампочка – не просто лампочка, а некий “источник” энергии, последний шанс на спасение, или “ключ”, способный либо стабилизировать черную дыру, либо навсегда уничтожить ее. Это объясняет ее способность генерировать свет и внезапное “пробуждение”.</text:span></text:p>
      <text:p co:para-mark-style-name="T2"/>
      <text:p co:para-mark-style-name="T2"><text:span text:style-name="T2">Диалоги с самим собой:</text:span></text:p>
      <text:p co:para-mark-style-name="T2"/>
      <text:p co:para-mark-style-name="T2"><text:span text:style-name="T2">ЛАМПОЧКА:</text:span></text:p>
      <text:p co:para-mark-style-name="T2"/>
      <text:p co:para-mark-style-name="T2"><text:span text:style-name="T2">(Столкнувшись с особенно сложным врагом) Я не знаю, как мне это сделать. Но я должна попытаться. Если не я… то кто? Я всего лишь… лампочка. Но, может быть… этого будет достаточно.</text:span></text:p>
      <text:p co:para-mark-style-name="T2"/>
      <text:p co:para-mark-style-name="T2"><text:span text:style-name="T2">ЛАМПОЧКА:</text:span></text:p>
      <text:p co:para-mark-style-name="T2"/>
      <text:p co:para-mark-style-name="T2"><text:span text:style-name="T2">(Встретив более продвинутого врага, внешне похожего на нее саму) Ты… ты похож на меня. Только… искаженный, изуродованный. Ты тоже… потерян? Или ты… защищаешь что-то?</text:span></text:p>
      <text:p co:para-mark-style-name="T2"/>
      <text:p co:para-mark-style-name="T2"><text:span text:style-name="T2">КОНЕЧНАЯ ЦЕЛЬ:</text:span></text:p>
      <text:p co:para-mark-style-name="T2"/>
      <text:p co:para-mark-style-name="T2"><text:span text:style-name="T2">Добраться до самого сердца лаборатории, где расположен эпицентр черной дыры.</text:span></text:p>
      <text:p co:para-mark-style-name="T2"/>
      <text:p co:para-mark-style-name="T2"><text:span text:style-name="T2">Там Лампочку ждет Финальный Босс – “Сердце Сингулярности” или “Хранитель Черной Дыры” – чудовищное существо или механизм, контролирующий и питающий черную дыру.</text:span></text:p>
      <text:p co:para-mark-style-name="T2"/>
      <text:p co:para-mark-style-name="T2"><text:span text:style-name="T2">[НАЧАЛО ФИНАЛЬНОГО БОССА]</text:span></text:p>
      <text:p co:para-mark-style-name="T2"/>
      <text:p co:para-mark-style-name="T2"><text:span text:style-name="T2">Арена – огромное, искаженное гравитационными аномалиями пространство. В центре – пульсирующая, дышащая тьмой черная дыра, испускающая волны разрушительной энергии. Механизмы былого величия окружают ее зловещим хороводом.</text:span></text:p>
      <text:p co:para-mark-style-name="T2"/>
      <text:p co:para-mark-style-name="T2"><text:span text:style-name="T2">ЛАМПОЧКА:</text:span></text:p>
      <text:p co:para-mark-style-name="T2"/>
      <text:p co:para-mark-style-name="T2"><text:span text:style-name="T2">(Ее свет становится ярче, нить накаляется до предела, но она не сдается) Я… я чувствую ее. Ее неутолимый голод. Ее… отчаяние. Но я не могу позволить ей поглотить наш мир. Я… должна сделать выбор.</text:span></text:p>
      <text:p co:para-mark-style-name="T2"/>
      <text:p co:para-mark-style-name="T2"><text:span text:style-name="T2">ВЛИЯНИЕ ДИАЛОГОВ НА КОНЦОВКИ:</text:span></text:p>
      <text:p co:para-mark-style-name="T2"/>
      <text:p co:para-mark-style-name="T2"><text:span text:style-name="T2">Выбор Лампочки: В переломные моменты, особенно на финишной прямой, игрок выбирает реплики Лампочки. Эти решения формируют ее мировоззрение и, как следствие, определяют судьбу мира.</text:span></text:p>
      <text:p co:para-mark-style-name="T2"/>
      <text:p co:para-mark-style-name="T2"><text:span text:style-name="T2">“Я должна защитить этот мир.” (Путь героя, готового на самопожертвование)</text:span></text:p>
      <text:p co:para-mark-style-name="T2"/>
      <text:p co:para-mark-style-name="T2"><text:span text:style-name="T2">“Я просто хочу понять.” (Путь исследователя, ищущего ответы в бездне)</text:span></text:p>
      <text:p co:para-mark-style-name="T2"/>
      <text:p co:para-mark-style-name="T2"><text:span text:style-name="T2">“Я устала от этого.” (Путь пессимиста, потерявшего надежду)</text:span></text:p>
      <text:p co:para-mark-style-name="T2"/>
      <text:p co:para-mark-style-name="T2"><text:span text:style-name="T2">Примеры концовок:</text:span></text:p>
      <text:p co:para-mark-style-name="T2"/>
      <text:p co:para-mark-style-name="T2"><text:span text:style-name="T2">“Самопожертвование”: Лампочка отдает всю свою энергию, чтобы стабилизировать или закрыть черную дыру, жертвуя собой. (Доступно, если Лампочка выбирала героический путь).</text:span></text:p>
      <text:p co:para-mark-style-name="T2"/>
      <text:p co:para-mark-style-name="T2"><text:span text:style-name="T2">“Новый Источник”: Лампочка становится частью черной дыры, но подчиняет ее своей воле, превращая в неисчерпаемый источник энергии для возрожденного мира. (Открывается, если Лампочка выбирала исследовательский путь, приняла свою судьбу).</text:span></text:p>
      <text:p co:para-mark-style-name="T2"/>
      <text:p co:para-mark-style-name="T2"><text:span text:style-name="T2">“Вечное Сияние”: Лампочка находит способ “заморозить” черную дыру, но сама остается навечно в ловушке, став ее вечным стражем, освещающим тьму. (Если Лампочка выбирала путь отчаяния, но нашла в себе силы для последнего рывка).</text:span></text:p>
      <text:p co:para-mark-style-name="T2"/>
      <text:p co:para-mark-style-name="T2"><text:span text:style-name="T2">“Поглощение”: Лампочка терпит поражение, и черная дыра поглощает все сущее, включая ее саму. (Если игрок часто проигрывал или принимал “неправильные” решения).</text:span></text:p>
    </office:text>
  </office:body>
</office:document-content>
</file>

<file path=styles.xml><?xml version="1.0" encoding="utf-8"?>
<office:document-styles xmlns:anim="urn:oasis:names:tc:opendocument:xmlns:animation:1.0" xmlns:calcext="urn:org:documentfoundation:names:experimental:calc:xmlns:calcext:1.0" xmlns:chart="urn:oasis:names:tc:opendocument:xmlns:chart:1.0" xmlns:chartooo="http://openoffice.org/2010/chart" xmlns:co="http://ncloudtech.com" xmlns:co-calcext="https://collabio.com/calcext" xmlns:config="urn:oasis:names:tc:opendocument:xmlns:config:1.0" xmlns:css3t="http://www.w3.org/TR/css3-text/" xmlns:db="urn:oasis:names:tc:opendocument:xmlns:database:1.0" xmlns:dc="http://purl.org/dc/elements/1.1/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loext="urn:org:documentfoundation:names:experimental:office:xmlns:loext:1.0" xmlns:math="http://www.w3.org/1998/Math/MathML" xmlns:meta="urn:oasis:names:tc:opendocument:xmlns:meta:1.0" xmlns:msoxl="http://schemas.microsoft.com/office/excel/formula" xmlns:number="urn:oasis:names:tc:opendocument:xmlns:datastyle:1.0" xmlns:of="urn:oasis:names:tc:opendocument:xmlns:of:1.2" xmlns:office="urn:oasis:names:tc:opendocument:xmlns:office:1.0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/>
    <style:font-face style:name="Courier New" svg:font-family="Courier New"/>
    <style:font-face style:name="Symbol" svg:font-family="Symbol"/>
    <style:font-face style:name="Times New Roman" svg:font-family="Times New Roman"/>
    <style:font-face style:name="Wingdings" svg:font-family="Wingdings"/>
    <style:font-face style:name="XO Thames" svg:font-family="XO Thames"/>
  </office:font-face-decls>
  <office:styles>
    <style:default-style style:family="graphic">
      <style:graphic-properties draw:auto-grow-height="false" fo:padding-bottom="3.6pt" fo:padding-left="3.6pt" fo:padding-right="3.6pt" fo:padding-top="3.6pt" fo:wrap-option="wrap"/>
    </style:default-style>
    <style:default-style style:family="paragraph">
      <style:paragraph-properties fo:line-height="100%" fo:margin-bottom="0pt" fo:margin-left="0pt" fo:margin-right="0pt" fo:margin-top="0pt" fo:text-align="start" fo:text-indent="0pt" style:tab-stop-distance="35.2914pt"/>
      <style:text-properties fo:background-color="transparent" fo:color="#000000" fo:font-family="Times New Roman" fo:font-size="12pt" fo:letter-spacing="0pt" style:font-name="Times New Roman" style:font-size-asian="12pt" style:font-size-complex="12pt">
        <co:background-theme-color>
          <value>
            <rgba>00000000</rgba>
          </value>
        </co:background-theme-color>
        <co:theme-color>
          <value>
            <rgba>000000FF</rgba>
          </value>
        </co:theme-color>
      </style:text-properties>
    </style:default-style>
    <style:default-style style:family="table">
      <style:table-properties table:border-model="collapsing"/>
    </style:default-style>
    <style:style style:display-name="Contents 2" style:family="paragraph" style:name="Contents_2" style:next-style-name="Standard" style:parent-style-name="Standard">
      <style:paragraph-properties fo:margin-left="1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4" style:family="paragraph" style:name="Contents_4" style:next-style-name="Standard" style:parent-style-name="Standard">
      <style:paragraph-properties fo:margin-left="3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6" style:family="paragraph" style:name="Contents_6" style:next-style-name="Standard" style:parent-style-name="Standard">
      <style:paragraph-properties fo:margin-left="50pt" fo:text-align="start" fo:text-indent="0pt"/>
      <style:text-properties fo:font-family="XO Thames" fo:font-size="14pt" style:font-name="XO Thames" style:font-size-asian="14pt" style:font-size-complex="14pt"/>
    </style:style>
    <style:style style:display-name="Contents 7" style:family="paragraph" style:name="Contents_7" style:next-style-name="Standard" style:parent-style-name="Standard">
      <style:paragraph-properties fo:margin-left="60pt" fo:text-align="start" fo:text-indent="0pt"/>
      <style:text-properties fo:font-family="XO Thames" fo:font-size="14pt" style:font-name="XO Thames" style:font-size-asian="14pt" style:font-size-complex="14pt"/>
    </style:style>
    <style:style co:is-default-style="true" style:display-name="Standard" style:family="paragraph" style:name="Standard"/>
    <style:style style:default-outline-level="3" style:display-name="Heading 3" style:family="paragraph" style:list-style-name="" style:name="Heading_3" style:next-style-name="Standard" style:parent-style-name="Standard">
      <style:paragraph-properties fo:margin-bottom="6pt" fo:margin-top="6pt" fo:text-align="justify"/>
      <style:text-properties fo:font-family="XO Thames" fo:font-size="13pt" fo:font-weight="bold" style:font-name="XO Thames" style:font-size-asian="13pt" style:font-size-complex="13pt" style:font-weight-asian="bold" style:font-weight-complex="bold"/>
    </style:style>
    <style:style style:display-name="Contents 3" style:family="paragraph" style:name="Contents_3" style:next-style-name="Standard" style:parent-style-name="Standard">
      <style:paragraph-properties fo:margin-left="20pt" fo:text-align="start" fo:text-indent="0pt"/>
      <style:text-properties fo:font-family="XO Thames" fo:font-size="14pt" style:font-name="XO Thames" style:font-size-asian="14pt" style:font-size-complex="14pt"/>
    </style:style>
    <style:style style:default-outline-level="5" style:display-name="Heading 5" style:family="paragraph" style:list-style-name="" style:name="Heading_5" style:next-style-name="Standard" style:parent-style-name="Standard">
      <style:paragraph-properties fo:margin-bottom="6pt" fo:margin-top="6pt" fo:text-align="justify"/>
      <style:text-properties fo:font-family="XO Thames" fo:font-size="11pt" fo:font-weight="bold" style:font-name="XO Thames" style:font-size-asian="11pt" style:font-size-complex="11pt" style:font-weight-asian="bold" style:font-weight-complex="bold"/>
    </style:style>
    <style:style style:default-outline-level="1" style:display-name="Heading 1" style:family="paragraph" style:list-style-name="" style:name="Heading_1" style:next-style-name="Standard" style:parent-style-name="Standard">
      <style:paragraph-properties fo:margin-bottom="6pt" fo:margin-top="6pt" fo:text-align="justify"/>
      <style:text-properties fo:font-family="XO Thames" fo:font-size="16pt" fo:font-weight="bold" style:font-name="XO Thames" style:font-size-asian="16pt" style:font-size-complex="16pt" style:font-weight-asian="bold" style:font-weight-complex="bold"/>
    </style:style>
    <style:style style:display-name="Internet link" style:family="paragraph" style:name="Internet_link">
      <style:text-properties fo:color="#0000FF" style:text-underline-style="solid">
        <co:theme-color>
          <value>
            <rgba>0000FFFF</rgba>
          </value>
        </co:theme-color>
      </style:text-properties>
    </style:style>
    <style:style style:display-name="Footnote" style:family="paragraph" style:name="Footnote">
      <style:paragraph-properties fo:margin-left="0pt" fo:text-align="justify" fo:text-indent="42.5448pt"/>
      <style:text-properties fo:font-family="XO Thames" fo:font-size="11pt" style:font-name="XO Thames" style:font-size-asian="11pt" style:font-size-complex="11pt"/>
    </style:style>
    <style:style style:display-name="Contents 1" style:family="paragraph" style:name="Contents_1" style:next-style-name="Standard" style:parent-style-name="Standard">
      <style:paragraph-properties fo:margin-left="0pt" fo:text-align="start" fo:text-indent="0pt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style:style style:display-name="Header and Footer" style:family="paragraph" style:name="Header_and_Footer">
      <style:paragraph-properties fo:line-height="100%" fo:text-align="justify"/>
      <style:text-properties fo:font-family="XO Thames" fo:font-size="10pt" style:font-name="XO Thames" style:font-size-asian="10pt" style:font-size-complex="10pt"/>
    </style:style>
    <style:style style:display-name="Caption" style:family="paragraph" style:name="Caption" style:parent-style-name="Standard">
      <style:paragraph-properties fo:margin-bottom="6.0095pt" fo:margin-top="6.0095pt"/>
      <style:text-properties fo:font-size="12pt" fo:font-style="italic" style:font-size-asian="12pt" style:font-size-complex="12pt" style:font-style-asian="italic" style:font-style-complex="italic"/>
    </style:style>
    <style:style style:display-name="Contents 9" style:family="paragraph" style:name="Contents_9" style:next-style-name="Standard" style:parent-style-name="Standard">
      <style:paragraph-properties fo:margin-left="80pt" fo:text-align="start" fo:text-indent="0pt"/>
      <style:text-properties fo:font-family="XO Thames" fo:font-size="14pt" style:font-name="XO Thames" style:font-size-asian="14pt" style:font-size-complex="14pt"/>
    </style:style>
    <style:style style:display-name="Heading" style:family="paragraph" style:name="Heading" style:next-style-name="Text_body" style:parent-style-name="Standard">
      <style:paragraph-properties fo:keep-with-next="always" fo:margin-bottom="6.0095pt" fo:margin-top="11.9906pt"/>
      <style:text-properties fo:font-family="Arial" fo:font-size="14pt" style:font-name="Arial" style:font-size-asian="14pt" style:font-size-complex="14pt"/>
    </style:style>
    <style:style style:display-name="Contents 8" style:family="paragraph" style:name="Contents_8" style:next-style-name="Standard" style:parent-style-name="Standard">
      <style:paragraph-properties fo:margin-left="70pt" fo:text-align="start" fo:text-indent="0pt"/>
      <style:text-properties fo:font-family="XO Thames" fo:font-size="14pt" style:font-name="XO Thames" style:font-size-asian="14pt" style:font-size-complex="14pt"/>
    </style:style>
    <style:style style:display-name="Text body" style:family="paragraph" style:name="Text_body" style:parent-style-name="Standard">
      <style:paragraph-properties fo:margin-bottom="6.0095pt" fo:margin-top="0pt"/>
    </style:style>
    <style:style style:display-name="Contents 5" style:family="paragraph" style:name="Contents_5" style:next-style-name="Standard" style:parent-style-name="Standard">
      <style:paragraph-properties fo:margin-left="40pt" fo:text-align="start" fo:text-indent="0pt"/>
      <style:text-properties fo:font-family="XO Thames" fo:font-size="14pt" style:font-name="XO Thames" style:font-size-asian="14pt" style:font-size-complex="14pt"/>
    </style:style>
    <style:style style:display-name="Index" style:family="paragraph" style:name="Index" style:parent-style-name="Standard"/>
    <style:style style:display-name="Subtitle" style:family="paragraph" style:name="Subtitle" style:next-style-name="Standard" style:parent-style-name="Standard">
      <style:paragraph-properties fo:text-align="justify"/>
      <style:text-properties fo:font-family="XO Thames" fo:font-size="12pt" fo:font-style="italic" style:font-name="XO Thames" style:font-size-asian="12pt" style:font-size-complex="12pt" style:font-style-asian="italic" style:font-style-complex="italic"/>
    </style:style>
    <style:style style:display-name="Title" style:family="paragraph" style:name="Title" style:next-style-name="Standard" style:parent-style-name="Standard">
      <style:paragraph-properties fo:margin-bottom="28.35pt" fo:margin-top="28.35pt" fo:text-align="center"/>
      <style:text-properties fo:font-family="XO Thames" fo:font-size="20pt" fo:font-weight="bold" fo:text-transform="uppercase" style:font-name="XO Thames" style:font-size-asian="20pt" style:font-size-complex="20pt" style:font-weight-asian="bold" style:font-weight-complex="bold"/>
    </style:style>
    <style:style style:default-outline-level="4" style:display-name="Heading 4" style:family="paragraph" style:list-style-name="" style:name="Heading_4" style:next-style-name="Standard" style:parent-style-name="Standard">
      <style:paragraph-properties fo:margin-bottom="6pt" fo:margin-top="6pt" fo:text-align="justify"/>
      <style:text-properties fo:font-family="XO Thames" fo:font-size="12pt" fo:font-weight="bold" style:font-name="XO Thames" style:font-size-asian="12pt" style:font-size-complex="12pt" style:font-weight-asian="bold" style:font-weight-complex="bold"/>
    </style:style>
    <style:style style:default-outline-level="2" style:display-name="Heading 2" style:family="paragraph" style:list-style-name="" style:name="Heading_2" style:next-style-name="Standard" style:parent-style-name="Standard">
      <style:paragraph-properties fo:margin-bottom="6pt" fo:margin-top="6pt" fo:text-align="justify"/>
      <style:text-properties fo:font-family="XO Thames" fo:font-size="14pt" fo:font-weight="bold" style:font-name="XO Thames" style:font-size-asian="14pt" style:font-size-complex="14pt" style:font-weight-asian="bold" style:font-weight-complex="bold"/>
    </style:style>
    <style:style style:display-name="List" style:family="paragraph" style:name="List" style:parent-style-name="Text_body"/>
    <text:list-style style:name="numList_2">
      <text:list-level-style-bullet text:bullet-char="" text:level="1">
        <style:list-level-properties text:list-level-position-and-space-mode="label-alignment">
          <style:list-level-label-alignment fo:margin-left="36pt" fo:text-indent="-18pt" text:label-followed-by="listtab"/>
        </style:list-level-properties>
        <style:text-properties fo:font-family="Symbol" style:font-name="Symbol"/>
      </text:list-level-style-bullet>
      <text:list-level-style-bullet text:bullet-char="o" text:level="2">
        <style:list-level-properties text:list-level-position-and-space-mode="label-alignment">
          <style:list-level-label-alignment fo:margin-left="72pt" fo:text-indent="-18pt" text:label-followed-by="listtab"/>
        </style:list-level-properties>
        <style:text-properties fo:font-family="Courier New" style:font-name="Courier New"/>
      </text:list-level-style-bullet>
      <text:list-level-style-bullet text:bullet-char="" text:level="3">
        <style:list-level-properties text:list-level-position-and-space-mode="label-alignment">
          <style:list-level-label-alignment fo:margin-left="108pt" fo:text-indent="-18pt" text:label-followed-by="listtab"/>
        </style:list-level-properties>
        <style:text-properties fo:font-family="Wingdings" style:font-name="Wingdings"/>
      </text:list-level-style-bullet>
      <text:list-level-style-bullet text:bullet-char="" text:level="4">
        <style:list-level-properties text:list-level-position-and-space-mode="label-alignment">
          <style:list-level-label-alignment fo:margin-left="144pt" fo:text-indent="-18pt" text:label-followed-by="listtab"/>
        </style:list-level-properties>
        <style:text-properties fo:font-family="Symbol" style:font-name="Symbol"/>
      </text:list-level-style-bullet>
      <text:list-level-style-bullet text:bullet-char="o" text:level="5">
        <style:list-level-properties text:list-level-position-and-space-mode="label-alignment">
          <style:list-level-label-alignment fo:margin-left="180pt" fo:text-indent="-18pt" text:label-followed-by="listtab"/>
        </style:list-level-properties>
        <style:text-properties fo:font-family="Courier New" style:font-name="Courier New"/>
      </text:list-level-style-bullet>
      <text:list-level-style-bullet text:bullet-char="" text:level="6">
        <style:list-level-properties text:list-level-position-and-space-mode="label-alignment">
          <style:list-level-label-alignment fo:margin-left="216pt" fo:text-indent="-18pt" text:label-followed-by="listtab"/>
        </style:list-level-properties>
        <style:text-properties fo:font-family="Wingdings" style:font-name="Wingdings"/>
      </text:list-level-style-bullet>
      <text:list-level-style-bullet text:bullet-char="" text:level="7">
        <style:list-level-properties text:list-level-position-and-space-mode="label-alignment">
          <style:list-level-label-alignment fo:margin-left="252pt" fo:text-indent="-18pt" text:label-followed-by="listtab"/>
        </style:list-level-properties>
        <style:text-properties fo:font-family="Symbol" style:font-name="Symbol"/>
      </text:list-level-style-bullet>
      <text:list-level-style-bullet text:bullet-char="o" text:level="8">
        <style:list-level-properties text:list-level-position-and-space-mode="label-alignment">
          <style:list-level-label-alignment fo:margin-left="288pt" fo:text-indent="-18pt" text:label-followed-by="listtab"/>
        </style:list-level-properties>
        <style:text-properties fo:font-family="Courier New" style:font-name="Courier New"/>
      </text:list-level-style-bullet>
      <text:list-level-style-bullet text:bullet-char="" text:level="9">
        <style:list-level-properties text:list-level-position-and-space-mode="label-alignment">
          <style:list-level-label-alignment fo:margin-left="324pt" fo:text-indent="-18pt" text:label-followed-by="listtab"/>
        </style:list-level-properties>
        <style:text-properties fo:font-family="Wingdings" style:font-name="Wingdings"/>
      </text:list-level-style-bullet>
    </text:list-style>
    <text:list-style style:name="numList_1">
      <text:list-level-style-number style:num-format="1" style:num-prefix="" style:num-suffix="." text:level="1" text:start-value="1">
        <style:list-level-properties text:list-level-position-and-space-mode="label-alignment">
          <style:list-level-label-alignment fo:margin-left="36pt" fo:text-indent="-18pt" text:label-followed-by="listtab"/>
        </style:list-level-properties>
      </text:list-level-style-number>
      <text:list-level-style-number style:num-format="a" style:num-prefix="" style:num-suffix="." text:level="2" text:start-value="1">
        <style:list-level-properties text:list-level-position-and-space-mode="label-alignment">
          <style:list-level-label-alignment fo:margin-left="72pt" fo:text-indent="-18pt" text:label-followed-by="listtab"/>
        </style:list-level-properties>
      </text:list-level-style-number>
      <text:list-level-style-number style:num-format="i" style:num-prefix="" style:num-suffix="." text:level="3" text:start-value="1">
        <style:list-level-properties fo:text-align="end" text:list-level-position-and-space-mode="label-alignment">
          <style:list-level-label-alignment fo:margin-left="108pt" fo:text-indent="-18pt" text:label-followed-by="listtab"/>
        </style:list-level-properties>
      </text:list-level-style-number>
      <text:list-level-style-number style:num-format="1" style:num-prefix="" style:num-suffix="." text:level="4" text:start-value="1">
        <style:list-level-properties text:list-level-position-and-space-mode="label-alignment">
          <style:list-level-label-alignment fo:margin-left="144pt" fo:text-indent="-18pt" text:label-followed-by="listtab"/>
        </style:list-level-properties>
      </text:list-level-style-number>
      <text:list-level-style-number style:num-format="a" style:num-prefix="" style:num-suffix="." text:level="5" text:start-value="1">
        <style:list-level-properties text:list-level-position-and-space-mode="label-alignment">
          <style:list-level-label-alignment fo:margin-left="180pt" fo:text-indent="-18pt" text:label-followed-by="listtab"/>
        </style:list-level-properties>
      </text:list-level-style-number>
      <text:list-level-style-number style:num-format="i" style:num-prefix="" style:num-suffix="." text:level="6" text:start-value="1">
        <style:list-level-properties fo:text-align="end" text:list-level-position-and-space-mode="label-alignment">
          <style:list-level-label-alignment fo:margin-left="216pt" fo:text-indent="-18pt" text:label-followed-by="listtab"/>
        </style:list-level-properties>
      </text:list-level-style-number>
      <text:list-level-style-number style:num-format="1" style:num-prefix="" style:num-suffix="." text:level="7" text:start-value="1">
        <style:list-level-properties text:list-level-position-and-space-mode="label-alignment">
          <style:list-level-label-alignment fo:margin-left="252pt" fo:text-indent="-18pt" text:label-followed-by="listtab"/>
        </style:list-level-properties>
      </text:list-level-style-number>
      <text:list-level-style-number style:num-format="a" style:num-prefix="" style:num-suffix="." text:level="8" text:start-value="1">
        <style:list-level-properties text:list-level-position-and-space-mode="label-alignment">
          <style:list-level-label-alignment fo:margin-left="288pt" fo:text-indent="-18pt" text:label-followed-by="listtab"/>
        </style:list-level-properties>
      </text:list-level-style-number>
      <text:list-level-style-number style:num-format="i" style:num-prefix="" style:num-suffix="." text:level="9" text:start-value="1">
        <style:list-level-properties fo:text-align="end" text:list-level-position-and-space-mode="label-alignment">
          <style:list-level-label-alignment fo:margin-left="324pt" fo:text-indent="-18pt" text:label-followed-by="listtab"/>
        </style:list-level-properties>
      </text:list-level-style-number>
    </text:list-style>
  </office:styles>
  <office:automatic-styles>
    <style:page-layout style:name="PM1">
      <style:page-layout-properties fo:margin-bottom="56.6929pt" fo:margin-left="56.6929pt" fo:margin-right="56.6929pt" fo:margin-top="56.6929pt" fo:page-height="841.8619pt" fo:page-width="595.2476pt" style:num-format="1"/>
    </style:page-layout>
  </office:automatic-styles>
  <office:master-styles>
    <style:master-page style:name="Standard" style:page-layout-name="PM1">
      <style:header style:display="false"/>
      <style:footer style:display="false"/>
    </style:master-page>
  </office:master-styles>
</office:document-styles>
</file>

<file path=meta.xml><?xml version="1.0" encoding="utf-8"?>
<office:document-meta xmlns:dc="http://purl.org/dc/elements/1.1/" xmlns:grddl="http://www.w3.org/2003/g/data-view#" xmlns:meta="urn:oasis:names:tc:opendocument:xmlns:meta:1.0" xmlns:office="urn:oasis:names:tc:opendocument:xmlns:office:1.0" xmlns:ooo="http://openoffice.org/2004/office" xmlns:xlink="http://www.w3.org/1999/xlink" office:version="1.2">
  <office:meta>
    <meta:generator>MyOffice-CoreFramework-Windows/25-982.666.6545.616.0@RELEASE-DESKTOP-WASSABI_HOME-RC-RENEW</meta:generator>
    <dc:date>2025-10-26T11:32:31Z</dc:date>
  </office:meta>
</office:document-meta>
</file>

<file path=themes.xml><?xml version="1.0" encoding="utf-8"?>
<co:themes xmlns:a="http://schemas.openxmlformats.org/drawingml/2006/main" xmlns:a15="http://schemas.microsoft.com/office/drawing/2012/main" xmlns:asvg="http://schemas.microsoft.com/office/drawing/2016/SVG/main" xmlns:c="http://schemas.openxmlformats.org/drawingml/2006/chart" xmlns:co="http://ncloudtech.com" xmlns:co-ooxml="http://ncloudtech.com/ooxml" xmlns:m="http://schemas.openxmlformats.org/officeDocument/2006/math" xmlns:mc="http://schemas.openxmlformats.org/markup-compatibility/2006" xmlns:o="urn:schemas-microsoft-com:office:office" xmlns:p="http://schemas.openxmlformats.org/presentationml/2006/main" xmlns:pic="http://schemas.openxmlformats.org/drawingml/2006/picture" xmlns:r="http://schemas.openxmlformats.org/officeDocument/2006/relationships" xmlns:s="http://schemas.openxmlformats.org/officeDocument/2006/sharedTypes" xmlns:sl="http://schemas.openxmlformats.org/schemaLibrary/2006/main" xmlns:v="urn:schemas-microsoft-com:vml" xmlns:w="http://schemas.openxmlformats.org/wordprocessingml/2006/main" xmlns:w14="http://schemas.microsoft.com/office/word/2010/wordml" xmlns:w15="http://schemas.microsoft.com/office/word/2012/wordml" xmlns:wp="http://schemas.openxmlformats.org/drawingml/2006/wordprocessingDrawing" xmlns:wpg="http://schemas.microsoft.com/office/word/2010/wordprocessingGroup" xmlns:wps="http://schemas.microsoft.com/office/word/2010/wordprocessingShape" xmlns:x="urn:schemas-microsoft-com:office:excel" xmlns:x14="http://schemas.microsoft.com/office/spreadsheetml/2009/9/main" xmlns:xdr="http://schemas.openxmlformats.org/drawingml/2006/spreadsheetDrawing" xmlns:xm="http://schemas.microsoft.com/office/excel/2006/main">
  <co:theme name="Office Theme" styleName="Theme1">
    <a:themeElements>
      <a:clrScheme name="Office">
        <a:dk1>
          <a:srgbClr val="000000"/>
        </a:dk1>
        <a:lt1>
          <a:srgbClr val="FFFFFF"/>
        </a:lt1>
        <a:dk2>
          <a:srgbClr val="1F497D"/>
        </a:dk2>
        <a:lt2>
          <a:srgbClr val="EEECE1"/>
        </a:lt2>
        <a:accent1>
          <a:srgbClr val="4F81BD"/>
        </a:accent1>
        <a:accent2>
          <a:srgbClr val="C0504D"/>
        </a:accent2>
        <a:accent3>
          <a:srgbClr val="9BBB59"/>
        </a:accent3>
        <a:accent4>
          <a:srgbClr val="8064A2"/>
        </a:accent4>
        <a:accent5>
          <a:srgbClr val="4BACC6"/>
        </a:accent5>
        <a:accent6>
          <a:srgbClr val="F79646"/>
        </a:accent6>
        <a:hlink>
          <a:srgbClr val="0000FF"/>
        </a:hlink>
        <a:folHlink>
          <a:srgbClr val="800080"/>
        </a:folHlink>
      </a:clrScheme>
      <a:fontScheme name="Office">
        <a:majorFont>
          <a:latin typeface="XO Thames"/>
          <a:ea typeface=""/>
          <a:cs typeface=""/>
        </a:majorFont>
        <a:minorFont>
          <a:latin typeface="XO Thames"/>
          <a:ea typeface=""/>
          <a:cs typeface=""/>
        </a:minorFont>
      </a:fontScheme>
      <a:fmtScheme name="Office">
        <a:fillStyleLst>
          <a:solidFill>
            <a:schemeClr val="phClr"/>
          </a:solidFill>
          <a:gradFill>
            <a:gsLst>
              <a:gs pos="0">
                <a:schemeClr val="phClr">
                  <a:tint val="50000"/>
                  <a:satMod val="300000"/>
                </a:schemeClr>
              </a:gs>
              <a:gs pos="35000">
                <a:schemeClr val="phClr">
                  <a:tint val="37000"/>
                  <a:satMod val="300000"/>
                </a:schemeClr>
              </a:gs>
              <a:gs pos="100000">
                <a:schemeClr val="phClr">
                  <a:tint val="15000"/>
                  <a:satMod val="350000"/>
                </a:schemeClr>
              </a:gs>
            </a:gsLst>
          </a:gradFill>
          <a:gradFill>
            <a:gsLst>
              <a:gs pos="0">
                <a:schemeClr val="phClr">
                  <a:shade val="51000"/>
                  <a:satMod val="130000"/>
                </a:schemeClr>
              </a:gs>
              <a:gs pos="80000">
                <a:schemeClr val="phClr">
                  <a:shade val="93000"/>
                  <a:satMod val="130000"/>
                </a:schemeClr>
              </a:gs>
              <a:gs pos="100000">
                <a:schemeClr val="phClr">
                  <a:shade val="94000"/>
                  <a:satMod val="135000"/>
                </a:schemeClr>
              </a:gs>
            </a:gsLst>
          </a:gradFill>
        </a:fillStyleLst>
        <a:lnStyleLst>
          <a:ln>
            <a:solidFill>
              <a:schemeClr val="phClr">
                <a:shade val="95000"/>
                <a:satMod val="105000"/>
              </a:schemeClr>
            </a:solidFill>
          </a:ln>
          <a:ln>
            <a:solidFill>
              <a:schemeClr val="phClr"/>
            </a:solidFill>
          </a:ln>
          <a:ln>
            <a:solidFill>
              <a:schemeClr val="phClr"/>
            </a:solidFill>
          </a:ln>
        </a:lnStyleLst>
        <a:effectStyleLst>
          <a:effectStyle>
            <a:effectLst>
              <a:outerShdw>
                <a:srgbClr val="000000">
                  <a:alpha val="38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  <a:effectStyle>
            <a:effectLst>
              <a:outerShdw>
                <a:srgbClr val="000000">
                  <a:alpha val="35000"/>
                </a:srgbClr>
              </a:outerShdw>
            </a:effectLst>
          </a:effectStyle>
        </a:effectStyleLst>
        <a:bgFillStyleLst>
          <a:solidFill>
            <a:schemeClr val="phClr"/>
          </a:solidFill>
          <a:gradFill>
            <a:gsLst>
              <a:gs pos="0">
                <a:schemeClr val="phClr">
                  <a:tint val="40000"/>
                  <a:satMod val="350000"/>
                </a:schemeClr>
              </a:gs>
              <a:gs pos="40000">
                <a:schemeClr val="phClr">
                  <a:tint val="45000"/>
                  <a:shade val="99000"/>
                  <a:satMod val="350000"/>
                </a:schemeClr>
              </a:gs>
              <a:gs pos="100000">
                <a:schemeClr val="phClr">
                  <a:shade val="20000"/>
                  <a:satMod val="255000"/>
                </a:schemeClr>
              </a:gs>
            </a:gsLst>
          </a:gradFill>
          <a:gradFill>
            <a:gsLst>
              <a:gs pos="0">
                <a:schemeClr val="phClr">
                  <a:tint val="80000"/>
                  <a:satMod val="300000"/>
                </a:schemeClr>
              </a:gs>
              <a:gs pos="100000">
                <a:schemeClr val="phClr">
                  <a:shade val="30000"/>
                  <a:satMod val="200000"/>
                </a:schemeClr>
              </a:gs>
            </a:gsLst>
          </a:gradFill>
        </a:bgFillStyleLst>
      </a:fmtScheme>
    </a:themeElements>
    <co:colorMap accent1="accent1" accent2="accent2" accent3="accent3" accent4="accent4" accent5="accent5" accent6="accent6" bg1="lt1" bg2="lt2" folHlink="folHlink" hlink="hlink" tx1="dk1" tx2="dk2"/>
  </co:theme>
</co:themes>
</file>